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line-height="115%" fo:text-align="start"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6" style:family="paragraph" style:parent-style-name="Standard">
      <style:paragraph-properties fo:line-height="115%" fo:text-align="center"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7" style:family="paragraph" style:parent-style-name="Standard">
      <style:paragraph-properties fo:line-height="115%"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8" style:family="paragraph" style:parent-style-name="Standard">
      <style:paragraph-properties fo:line-height="115%" fo:break-before="auto" fo:break-after="auto" style:writing-mode="lr-tb"/>
      <style:text-properties fo:color="#222222" fo:font-size="10pt" fo:background-color="#ffffff" style:font-size-asian="10pt" style:font-size-complex="10pt"/>
    </style:style>
    <style:style style:name="P9" style:family="paragraph" style:parent-style-name="Standard">
      <style:paragraph-properties fo:line-height="115%" fo:text-align="center" style:justify-single-word="false" fo:break-before="auto" fo:break-after="auto" fo:padding="0cm" fo:border-left="none" fo:border-right="none" fo:border-top="none" fo:border-bottom="1.5pt solid #808080" style:writing-mode="lr-tb"/>
    </style:style>
    <style:style style:name="P10" style:family="paragraph" style:parent-style-name="Standard">
      <style:paragraph-properties fo:line-height="115%" fo:break-before="auto" fo:break-after="auto" fo:padding="0cm" fo:border-left="none" fo:border-right="none" fo:border-top="none" fo:border-bottom="1.5pt solid #808080"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margin-left="0cm" fo:margin-right="0cm" fo:line-height="115%" fo:text-indent="0cm" style:auto-text-indent="false" fo:break-before="auto" fo:break-after="auto" style:writing-mode="lr-tb"/>
    </style:style>
    <style:style style:name="P12" style:family="paragraph" style:parent-style-name="Standard">
      <style:paragraph-properties fo:margin-left="0cm" fo:margin-right="0cm" fo:line-height="115%"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13" style:family="paragraph" style:parent-style-name="Standard">
      <style:paragraph-properties fo:margin-left="0cm" fo:margin-right="0cm" fo:line-height="115%" fo:text-indent="0cm" style:auto-text-indent="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margin-left="0cm" fo:margin-right="0cm" fo:line-height="115%" fo:text-indent="1.27cm" style:auto-text-indent="false" fo:break-before="auto" fo:break-after="auto" style:writing-mode="lr-tb"/>
    </style:style>
    <style:style style:name="P15" style:family="paragraph" style:parent-style-name="Standard">
      <style:paragraph-properties fo:margin-left="0cm" fo:margin-right="0cm" fo:line-height="115%"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16" style:family="paragraph" style:parent-style-name="Standard">
      <style:paragraph-properties fo:margin-left="0.635cm" fo:margin-right="0cm" fo:line-height="115%" fo:text-indent="0cm" style:auto-text-indent="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7" style:family="paragraph" style:parent-style-name="Standard">
      <style:paragraph-properties fo:margin-left="2.54cm" fo:margin-right="0cm" fo:line-height="115%" fo:text-indent="1.27cm" style:auto-text-indent="false" fo:break-before="auto" fo:break-after="auto" style:writing-mode="lr-tb"/>
    </style:style>
    <style:style style:name="P18" style:family="paragraph" style:parent-style-name="Standard">
      <style:paragraph-properties fo:margin-left="1.27cm" fo:margin-right="0cm" fo:line-height="115%" fo:text-indent="0cm" style:auto-text-indent="false" fo:break-before="auto" fo:break-after="auto" style:writing-mode="lr-tb"/>
    </style:style>
    <style:style style:name="P19" style:family="paragraph" style:parent-style-name="Standard">
      <style:paragraph-properties fo:margin-left="1.27cm" fo:margin-right="0cm" fo:line-height="115%"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20" style:family="paragraph" style:parent-style-name="Standard">
      <style:paragraph-properties fo:margin-left="1.27cm" fo:margin-right="0cm" fo:line-height="115%" fo:text-indent="0cm" style:auto-text-indent="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21" style:family="paragraph" style:parent-style-name="Standard">
      <style:paragraph-properties fo:margin-left="1.27cm" fo:margin-right="0cm" fo:line-height="115%" fo:text-indent="1.27cm" style:auto-text-indent="false" fo:break-before="auto" fo:break-after="auto" style:writing-mode="lr-tb"/>
    </style:style>
    <style:style style:name="P22" style:family="paragraph" style:parent-style-name="Standard">
      <style:paragraph-properties fo:margin-left="1.27cm" fo:margin-right="0cm" fo:line-height="115%" fo:text-align="start" style:justify-single-word="false" fo:text-indent="1.27cm" style:auto-text-indent="false" fo:break-before="auto" fo:break-after="auto" style:writing-mode="lr-tb"/>
    </style:style>
    <style:style style:name="P23" style:family="paragraph" style:parent-style-name="Standard">
      <style:paragraph-properties fo:margin-left="3.81cm" fo:margin-right="0cm" fo:line-height="115%" fo:text-indent="0cm" style:auto-text-indent="false" fo:break-before="auto" fo:break-after="auto" style:writing-mode="lr-tb"/>
    </style:style>
    <style:style style:name="P24" style:family="paragraph" style:parent-style-name="Standard">
      <style:paragraph-properties fo:margin-left="1.111cm" fo:margin-right="0cm" fo:line-height="115%" fo:text-indent="0cm" style:auto-text-indent="false" fo:break-before="auto" fo:break-after="auto" style:writing-mode="lr-tb"/>
    </style:style>
    <style:style style:name="P25" style:family="paragraph" style:parent-style-name="Standard">
      <style:paragraph-properties fo:margin-left="1.588cm" fo:margin-right="0cm" fo:line-height="115%"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26" style:family="paragraph" style:parent-style-name="Standard">
      <style:paragraph-properties fo:margin-left="2.381cm" fo:margin-right="0cm" fo:line-height="115%" fo:text-indent="0cm" style:auto-text-indent="false" fo:break-before="auto" fo:break-after="auto" style:writing-mode="lr-tb"/>
    </style:style>
    <style:style style:name="P27" style:family="paragraph" style:parent-style-name="Standard" style:master-page-name="Standard">
      <style:paragraph-properties fo:line-height="115%" style:page-number="auto" fo:break-before="auto" fo:break-after="auto" style:writing-mode="lr-tb"/>
    </style:style>
    <style:style style:name="P28" style:family="paragraph" style:parent-style-name="Standard">
      <style:paragraph-properties fo:line-height="115%" fo:text-align="center" style:justify-single-word="false" fo:break-before="auto" fo:break-after="auto" fo:padding="0cm" fo:border-left="none" fo:border-right="none" fo:border-top="none" fo:border-bottom="1.5pt solid #808080" style:writing-mode="lr-tb"/>
      <style:text-properties style:font-name="Times New Roman" fo:font-size="24pt" fo:font-weight="bold" style:font-name-asian="Times New Roman" style:font-size-asian="24pt" style:font-weight-asian="bold" style:font-name-complex="Times New Roman" style:font-size-complex="24pt" style:font-weight-complex="bold"/>
    </style:style>
    <style:style style:name="P29" style:family="paragraph" style:parent-style-name="Standard">
      <style:paragraph-properties fo:line-height="115%" fo:text-align="center" style:justify-single-word="false" fo:break-before="auto" fo:break-after="auto" fo:padding="0cm" fo:border-left="none" fo:border-right="none" fo:border-top="none" fo:border-bottom="1.5pt solid #808080" style:writing-mode="lr-tb"/>
      <style:text-properties officeooo:paragraph-rsid="001c5dbc"/>
    </style:style>
    <style:style style:name="P30" style:family="paragraph" style:parent-style-name="Standard">
      <style:paragraph-properties fo:line-height="115%" fo:break-before="auto" fo:break-after="auto" style:writing-mode="lr-tb"/>
      <style:text-properties style:font-name="Times New Roman" fo:font-size="12pt" style:font-name-asian="Times New Roman" style:font-size-asian="12pt" style:font-name-complex="Times New Roman" style:font-size-complex="12pt"/>
    </style:style>
    <style:style style:name="P31" style:family="paragraph" style:parent-style-name="Standard">
      <style:paragraph-properties fo:line-height="115%"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32" style:family="paragraph" style:parent-style-name="Standard">
      <style:paragraph-properties fo:line-height="115%"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3" style:family="paragraph" style:parent-style-name="Standard">
      <style:paragraph-properties fo:line-height="115%" fo:break-before="page"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4" style:family="paragraph" style:parent-style-name="Standard">
      <style:paragraph-properties fo:line-height="115%" fo:break-before="page" style:writing-mode="lr-tb"/>
      <style:text-properties style:font-name="Times New Roman" fo:font-size="12pt" style:font-name-asian="Times New Roman" style:font-size-asian="12pt" style:font-name-complex="Times New Roman" style:font-size-complex="12pt"/>
    </style:style>
    <style:style style:name="P35" style:family="paragraph" style:parent-style-name="Standard">
      <style:paragraph-properties fo:line-height="115%" fo:break-before="page" style:writing-mode="lr-tb"/>
      <style:text-properties fo:color="#222222" style:font-name="Times New Roman" fo:font-size="12pt" fo:font-weight="bold" fo:background-color="#ffffff" style:font-name-asian="Times New Roman" style:font-size-asian="12pt" style:font-weight-asian="bold" style:font-name-complex="Times New Roman" style:font-size-complex="12pt" style:font-weight-complex="bold"/>
    </style:style>
    <style:style style:name="P36" style:family="paragraph" style:parent-style-name="Standard">
      <style:paragraph-properties fo:line-height="115%" fo:text-align="center" style:justify-single-word="false" fo:break-before="page" fo:padding="0cm" fo:border-left="none" fo:border-right="none" fo:border-top="none" fo:border-bottom="1.5pt solid #808080" style:writing-mode="lr-tb"/>
      <style:text-properties style:font-name="Times New Roman" fo:font-size="12pt" officeooo:paragraph-rsid="001c5dbc" style:font-name-asian="Times New Roman" style:font-size-asian="12pt" style:font-name-complex="Times New Roman" style:font-size-complex="12pt"/>
    </style:style>
    <style:style style:name="P37" style:family="paragraph" style:parent-style-name="Standard">
      <style:paragraph-properties fo:margin-left="0cm" fo:margin-right="0cm" fo:line-height="115%"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38" style:family="paragraph" style:parent-style-name="Standard">
      <style:paragraph-properties fo:margin-left="2.54cm" fo:margin-right="0cm" fo:line-height="115%"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39" style:family="paragraph" style:parent-style-name="Standard">
      <style:paragraph-properties fo:margin-left="0cm" fo:margin-right="0cm" fo:line-height="115%" fo:text-indent="0cm" style:auto-text-indent="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0" style:family="paragraph" style:parent-style-name="Standard">
      <style:paragraph-properties fo:margin-left="0cm" fo:margin-right="0cm" fo:line-height="115%"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1" style:family="paragraph" style:parent-style-name="Standard">
      <style:paragraph-properties fo:margin-left="1.27cm" fo:margin-right="0cm" fo:line-height="115%"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2" style:family="paragraph" style:parent-style-name="Standard">
      <style:paragraph-properties fo:margin-left="3.81cm" fo:margin-right="0cm" fo:line-height="115%"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3" style:family="paragraph" style:parent-style-name="Standard">
      <style:paragraph-properties fo:margin-left="1.27cm" fo:margin-right="0cm" fo:line-height="115%"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4" style:family="paragraph" style:parent-style-name="Standard">
      <style:paragraph-properties fo:margin-left="1.111cm" fo:margin-right="0cm" fo:line-height="115%" fo:text-indent="0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45" style:family="paragraph" style:parent-style-name="Standard">
      <style:paragraph-properties fo:line-height="115%" style:writing-mode="lr-tb"/>
      <style:text-properties style:font-name="Times New Roman" fo:font-size="12pt" style:font-name-asian="Times New Roman" style:font-size-asian="12pt" style:font-name-complex="Times New Roman" style:font-size-complex="12pt"/>
    </style:style>
    <style:style style:name="P46" style:family="paragraph" style:parent-style-name="Standard">
      <style:paragraph-properties fo:line-height="115%" fo:text-align="start" style:justify-single-word="false" style:writing-mode="lr-tb"/>
      <style:text-properties style:font-name="Times New Roman" fo:font-size="12pt" officeooo:paragraph-rsid="001c5dbc" style:font-name-asian="Times New Roman" style:font-size-asian="12pt" style:font-name-complex="Times New Roman" style:font-size-complex="12pt"/>
    </style:style>
    <style:style style:name="P47" style:family="paragraph" style:parent-style-name="Standard">
      <style:paragraph-properties fo:line-height="115%" fo:text-align="start" style:justify-single-word="false" style:writing-mode="lr-tb"/>
      <style:text-properties fo:color="#222222" style:font-name="Times New Roman" fo:font-size="12pt" fo:font-weight="bold" officeooo:paragraph-rsid="001c5dbc" fo:background-color="#ffffff" style:font-name-asian="Times New Roman" style:font-size-asian="12pt" style:font-weight-asian="bold" style:font-name-complex="Times New Roman" style:font-size-complex="12pt" style:font-weight-complex="bold"/>
    </style:style>
    <style:style style:name="T1"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2" style:family="text">
      <style:text-properties style:font-name="Times New Roman" fo:font-size="12pt" style:font-name-asian="Times New Roman" style:font-size-asian="12pt" style:font-name-complex="Times New Roman" style:font-size-complex="12pt"/>
    </style:style>
    <style:style style:name="T3"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4" style:family="text">
      <style:text-properties style:font-name="Times New Roman" fo:font-size="12pt" fo:background-color="#ffffff" loext:char-shading-value="0" style:font-name-asian="Times New Roman" style:font-size-asian="12pt" style:font-name-complex="Times New Roman" style:font-size-complex="12pt"/>
    </style:style>
    <style:style style:name="T5" style:family="text">
      <style:text-properties style:font-name="Times New Roman" fo:font-size="12pt" style:text-underline-style="solid" style:text-underline-width="auto" style:text-underline-color="font-color" style:font-name-asian="Times New Roman" style:font-size-asian="12pt"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
      <text:p text:style-name="P3"/>
      <text:p text:style-name="P3"/>
      <text:p text:style-name="P3"/>
      <text:p text:style-name="P28">PBSsatellite Function Descriptions </text:p>
      <text:p text:style-name="P3"/>
      <text:p text:style-name="P33">PBSsatellite Vocabulary</text:p>
      <text:p text:style-name="P3"/>
      <text:p text:style-name="P1"><text:span text:style-name="T1">data variable:</text:span><text:span text:style-name="T2"> the primary data recorded in a NetCDF file</text:span></text:p>
      <text:p text:style-name="P5"><text:tab/>e.g., SST (sea surface temperature) </text:p>
      <text:p text:style-name="P5"/>
      <text:p text:style-name="P1"><text:span text:style-name="T1">slice: </text:span><text:span text:style-name="T2">a single “matrix” containing data at user specified location at a singular time</text:span></text:p>
      <text:p text:style-name="P5"/>
      <text:p text:style-name="P1"><text:span text:style-name="T1">ncdfData: </text:span><text:span text:style-name="T2">PBSsatellite data type that contains standardized values such as time, location, data type, data slice(s),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5"/>
      <text:p text:style-name="P45"/>
      <text:p text:style-name="P45"/>
      <text:p text:style-name="P32"><text:soft-page-break/>PBSsatellite Functions</text:p>
      <text:p text:style-name="P10"/>
      <text:p text:style-name="P3"/>
      <text:p text:style-name="P9"><text:span text:style-name="T1">read.ncdfData</text:span><text:span text:style-name="T2"> - Creates a ncdfData object</text:span></text:p>
      <text:p text:style-name="P6"/>
      <text:p text:style-name="P6"/>
      <text:p text:style-name="P4">Description</text:p>
      <text:p text:style-name="P2"><text:span text:style-name="T1"><text:tab/></text:span><text:span text:style-name="T2">Creates and returns a ncdfData object. The user has the ability to override any of the<text:tab/><text:tab/> NetCDF attributes necessary. </text:span></text:p>
      <text:p text:style-name="P3"/>
      <text:p text:style-name="P3">Usage</text:p>
      <text:p text:style-name="P3"/>
      <text:p text:style-name="P11"><text:span text:style-name="T2">ncdfData &lt;- </text:span><text:span text:style-name="T1">read.ncdfData(</text:span><text:span text:style-name="T2">filename, <text:s/>dataVar=1, dataType=NULL, dataUnits=NULL,</text:span></text:p>
      <text:p text:style-name="P15">tlim=NULL, xlim=NULL, ylim=NULL, polygon=NULL, x=NULL, y=NULL,</text:p>
      <text:p text:style-name="P14"><text:span text:style-name="T2">time=NULL, xU=NULL, yU=NULL, timeU=NULL, ...</text:span><text:span text:style-name="T1">)</text:span></text:p>
      <text:p text:style-name="P16"/>
      <text:p text:style-name="P3">Arguments</text:p>
      <text:p text:style-name="P3"/>
      <text:p text:style-name="P1"><text:span text:style-name="T1"><text:tab/></text:span><text:span text:style-name="T2">filename<text:tab/>Directory of the NetCDF file to be read (</text:span><text:span text:style-name="T3">required</text:span><text:span text:style-name="T2">). </text:span></text:p>
      <text:p text:style-name="P5"><text:tab/>dataVar<text:tab/>location of data (default=1).</text:p>
      <text:p text:style-name="P5"><text:tab/>dataType<text:tab/>string representing type of data in the file (e.g., SST, Chl).</text:p>
      <text:p text:style-name="P5"><text:tab/>dataUnits<text:tab/>string representing units of dataType (e.g., Celsius, mg m^3).</text:p>
      <text:p text:style-name="P5"><text:tab/>tlim<text:tab/><text:tab/>range of time (slices) to import (default is all).</text:p>
      <text:p text:style-name="P5"><text:tab/>xlim<text:tab/><text:tab/>range of X-coordinates for data slice(s).</text:p>
      <text:p text:style-name="P5"><text:tab/>ylim<text:tab/><text:tab/>range of Y-coordinates for data slice(s).</text:p>
      <text:p text:style-name="P5"><text:tab/>polygon<text:tab/>alternative to xlim/ylim: data slice(s) dimensions will be bounded by</text:p>
      <text:p text:style-name="P38">this polygon dimensions.</text:p>
      <text:p text:style-name="P5"><text:tab/>x<text:tab/><text:tab/>name of x variable (default=NULL).</text:p>
      <text:p text:style-name="P5"><text:tab/>y<text:tab/><text:tab/>name of y variable (default=NULL).</text:p>
      <text:p text:style-name="P5"><text:tab/>time<text:tab/><text:tab/>name of time variable (default=NULL).</text:p>
      <text:p text:style-name="P5"><text:tab/>xU<text:tab/><text:tab/>units of x variable (default=NULL).</text:p>
      <text:p text:style-name="P15">yU<text:tab/><text:tab/>units of y variable (default=NULL).</text:p>
      <text:p text:style-name="P15">timeU<text:tab/><text:tab/>units of time variable (default=NULL).</text:p>
      <text:p text:style-name="P15">…<text:tab/><text:tab/>additional clipping arguments that will be sent to clipRegion.</text:p>
      <text:p text:style-name="P15"/>
      <text:p text:style-name="P13">Details </text:p>
      <text:p text:style-name="P13"><text:tab/></text:p>
      <text:p text:style-name="P19">Creates a ncdfData object that can be used with other PBSsatellite functions. Where possible, this function attempts to read names from the data file, but it allows the user to override names to account for the inconsistencies between different NetCDF files. ncdfData makes it possible for a variety of different NetCDF formats with varying data types to become compatible. </text:p>
      <text:p text:style-name="P36"/>
      <text:p text:style-name="P45"/>
      <text:p text:style-name="P9"><text:span text:style-name="T1">clipRegion - </text:span><text:span text:style-name="T2">limits ncdfData slice(s) to a specified region</text:span></text:p>
      <text:p text:style-name="P7"/>
      <text:p text:style-name="P6"/>
      <text:p text:style-name="P4">Description</text:p>
      <text:p text:style-name="P4"/>
      <text:p text:style-name="P2"><text:span text:style-name="T1"><text:tab/></text:span><text:span text:style-name="T2">Creates a new ncdfData object for the specified region.</text:span></text:p>
      <text:p text:style-name="P7"/>
      <text:p text:style-name="P4">Usage</text:p>
      <text:p text:style-name="P4"><text:tab/></text:p>
      <text:p text:style-name="P2"><text:span text:style-name="T1"><text:tab/></text:span><text:span text:style-name="T2">ncdfData &lt;- </text:span><text:span text:style-name="T1">clipRegion(</text:span><text:span text:style-name="T2">ncdfData, xlim=NULL, ylim=NULL, polygon=NULL,</text:span></text:p>
      <text:p text:style-name="P22"><text:span text:style-name="T4">include.lowest = TRUE</text:span><text:span text:style-name="T2">)</text:span></text:p>
      <text:p text:style-name="P4"/>
      <text:p text:style-name="P4">Arguments</text:p>
      <text:p text:style-name="P4"/>
      <text:p text:style-name="P2"><text:span text:style-name="T1"><text:tab/></text:span><text:span text:style-name="T2">ncdfData<text:tab/>ncdfData to clip region from (</text:span><text:span text:style-name="T3">required</text:span><text:span text:style-name="T2">).</text:span></text:p>
      <text:p text:style-name="P5"><text:tab/>xlim<text:tab/><text:tab/>range of X-coordinates for data slice(s).</text:p>
      <text:p text:style-name="P5"><text:tab/>ylim<text:tab/><text:tab/>range of Y-coordinates for data slice(s).</text:p>
      <text:p text:style-name="P5"><text:tab/>polygon<text:tab/>data slice(s) dimensions will be created to match polygon dimensions.</text:p>
      <text:p text:style-name="P19">include.lowest<text:tab/>ignored unless user specifies xlim/ylim: if TRUE, includes points that fall</text:p>
      <text:p text:style-name="P17"><text:span text:style-name="T2">on min(xlim) and/or min(ylim) but </text:span><text:span text:style-name="T5">not</text:span><text:span text:style-name="T2"> points that fall on max(xlim)</text:span></text:p>
      <text:p text:style-name="P42">and/or max(ylim). If FALSE, it does the opposite. <text:s/>If NULL, includes all boundary points.</text:p>
      <text:p text:style-name="P3"/>
      <text:p text:style-name="P3">Details</text:p>
      <text:p text:style-name="P3"/>
      <text:p text:style-name="P19">In most cases data sets contain information spanning the whole world. In many cases it will be useful for the user to be able select a region that better suits their needs.</text:p>
      <text:p text:style-name="P19">The user will be able to select a geographical area by specifying xlim and ylim arguments, e.g., Northeast Pacific.</text:p>
      <text:p text:style-name="P19">For more complex selection a user is able to select a geographical area based on a polygon object, e.g., Georgia Strait.</text:p>
      <text:p text:style-name="P19"/>
      <text:p text:style-name="P19">Where the ncdfData contains multiple slices, this function clips every slice.</text:p>
      <text:p text:style-name="P3"/>
      <text:p text:style-name="P5"/>
      <text:p text:style-name="P34"/>
      <text:p text:style-name="P29"/>
      <text:p text:style-name="P46"/>
      <text:p text:style-name="P9"><text:span text:style-name="T1">extractSlices - </text:span><text:span text:style-name="T2">extracts slice(s) of interest from an existing ncdfData object.</text:span></text:p>
      <text:p text:style-name="P3"/>
      <text:p text:style-name="P3"/>
      <text:p text:style-name="P3">Description</text:p>
      <text:p text:style-name="P3"/>
      <text:p text:style-name="P1"><text:span text:style-name="T1"><text:tab/></text:span><text:span text:style-name="T2">Creates a <text:s/>new ncdfData object that contains slices specified by the user.</text:span></text:p>
      <text:p text:style-name="P5"/>
      <text:p text:style-name="P3">Usage</text:p>
      <text:p text:style-name="P3"><text:tab/></text:p>
      <text:p text:style-name="P1"><text:span text:style-name="T1"><text:tab/></text:span><text:span text:style-name="T2">ncdfData &lt;- </text:span><text:span text:style-name="T1">extractSlices(</text:span><text:span text:style-name="T2">ncdfData, slices=NULL, dates=NULL, timespan=NULL, </text:span></text:p>
      <text:p text:style-name="P5"><text:tab/><text:tab/>xlim=NULL, ylim=NULL, polygon=NULL, by=NULL, ...)</text:p>
      <text:p text:style-name="P5"/>
      <text:p text:style-name="P3">Arguments</text:p>
      <text:p text:style-name="P3"/>
      <text:p text:style-name="P1"><text:span text:style-name="T1"><text:tab/></text:span><text:span text:style-name="T2">ncdfData<text:tab/>ncdfData to extract slice(s) from (</text:span><text:span text:style-name="T3">required</text:span><text:span text:style-name="T2">).</text:span></text:p>
      <text:p text:style-name="P5"><text:tab/>slices<text:tab/><text:tab/>numeric vector containing the slices to extract from ncdfData.</text:p>
      <text:p text:style-name="P5"><text:tab/>dates<text:tab/><text:tab/>vector of dates containing specific dates of slices to be extracted.</text:p>
      <text:p text:style-name="P5"><text:tab/>timespan<text:tab/>vector of dates that represent time spans that are used to extract slices <text:s/></text:p>
      <text:p text:style-name="P5"><text:tab/><text:tab/><text:tab/>from ncdfData.</text:p>
      <text:p text:style-name="P5"><text:tab/>xlim<text:tab/><text:tab/>range of X-coordinates for data slice(s).</text:p>
      <text:p text:style-name="P5"><text:tab/>ylim<text:tab/><text:tab/>range of Y-coordinates for data slice(s).</text:p>
      <text:p text:style-name="P5"><text:tab/>polygon<text:tab/>data slice(s) dimensions will be created to match polygon dimensions.</text:p>
      <text:p text:style-name="P5"><text:tab/>by<text:tab/><text:tab/>integer number indicating whether the function should skip slices, e.g.,</text:p>
      <text:p text:style-name="P5"><text:tab/><text:tab/><text:tab/>extract slices from a ncdfData object for every second slice.</text:p>
      <text:p text:style-name="P5"><text:tab/>…<text:tab/><text:tab/>additional clipping arguments that will be sent to clipRegion.</text:p>
      <text:p text:style-name="P5"><text:s/></text:p>
      <text:p text:style-name="P3">Details</text:p>
      <text:p text:style-name="P5"/>
      <text:p text:style-name="P19">It is common for satellite data to have regions that are missing data for a given week. In this the case the user can extract slices from a ncdfData object that have a certain percentage of successful readings or for other reasons such as a month of interest. The user is able to extract slices based on a vector of slice numbers e.g., c(1,4,5,6,7) or by specifying specific dates of interest e.g., c("2012-01-13","2012-01-20","2012-01-27"). </text:p>
      <text:p text:style-name="P19">Alternatively a user can specify a span of dates in a vector e.g., c(“2013-06-01”,”2013-06-30”) and c(“2014-06-01”,”2014-06-30”) which would extract the slices for the month of June from 2013 and 2014. </text:p>
      <text:p text:style-name="P19"/>
      <text:p text:style-name="P19"/>
      <text:p text:style-name="P19"/>
      <text:p text:style-name="P19"><text:soft-page-break/></text:p>
      <text:p text:style-name="P19">Date vectors can easily be generated by the seq function in R.</text:p>
      <text:p text:style-name="P19">e.g.,</text:p>
      <text:p text:style-name="P19"/>
      <text:p text:style-name="P19">seq(as.Date("2011-12-30"), as.Date("2012-04-07"), by="weeks")</text:p>
      <text:p text:style-name="P19"/>
      <text:p text:style-name="P19"><text:s/>[1] "2011-12-30" "2012-01-06" "2012-01-13" "2012-01-20" "2012-01-27"</text:p>
      <text:p text:style-name="P19"><text:s/>[6] "2012-02-03" "2012-02-10" "2012-02-17" "2012-02-24" "2012-03-02"</text:p>
      <text:p text:style-name="P19">[11] "2012-03-09" "2012-03-16" "2012-03-23" "2012-03-30" "2012-04-06"</text:p>
      <text:p text:style-name="P19"/>
      <text:p text:style-name="P19">Users can optionally provide a xlim/ylim coordinates to extract slices based on a geographical region, or they can provide a polygon to extract slices from a complex region.</text:p>
      <text:p text:style-name="P5"/>
      <text:p text:style-name="P5"/>
      <text:p text:style-name="P5"/>
      <text:p text:style-name="P5"/>
      <text:p text:style-name="P34"/>
      <text:p text:style-name="P29"/>
      <text:p text:style-name="P46"/>
      <text:p text:style-name="P9"><text:span text:style-name="T1">scaleRegion - </text:span><text:span text:style-name="T2">scales ncdfData slices to a new resolution</text:span></text:p>
      <text:p text:style-name="P7"/>
      <text:p text:style-name="P6"/>
      <text:p text:style-name="P3">Description</text:p>
      <text:p text:style-name="P3"/>
      <text:p text:style-name="P1"><text:span text:style-name="T1"><text:tab/></text:span><text:span text:style-name="T2">Scales slices in a ncdfData object by a user-defined (integer) scale factor.</text:span></text:p>
      <text:p text:style-name="P5"/>
      <text:p text:style-name="P3">Usage</text:p>
      <text:p text:style-name="P3"><text:tab/></text:p>
      <text:p text:style-name="P1"><text:span text:style-name="T1"><text:tab/></text:span><text:span text:style-name="T2">ncdfData &lt;- </text:span><text:span text:style-name="T1">scaleRegion(</text:span><text:span text:style-name="T2">ncdfData, scaleFactor, method=”drop”,</text:span></text:p>
      <text:p text:style-name="P21"><text:span text:style-name="T2">placement=”topleft”, includeErrorMatrix=FALSE</text:span><text:span text:style-name="T1">)</text:span></text:p>
      <text:p text:style-name="P3"/>
      <text:p text:style-name="P3">Arguments</text:p>
      <text:p text:style-name="P3"/>
      <text:p text:style-name="P1"><text:span text:style-name="T1"><text:tab/></text:span><text:span text:style-name="T2">ncdfData<text:tab/>ncdfData to select region from (</text:span><text:span text:style-name="T3">required</text:span><text:span text:style-name="T2">).</text:span></text:p>
      <text:p text:style-name="P5"><text:tab/>scaleFactor<text:tab/>positive integer describing the scale factor; reduces the number of data.</text:p>
      <text:p text:style-name="P38">points to 1/scaleFactor in each axis for a total reduction of</text:p>
      <text:p text:style-name="P23"><text:span text:style-name="T2">1/scaleFactor^2 (</text:span><text:span text:style-name="T3">required</text:span><text:span text:style-name="T2">).</text:span></text:p>
      <text:p text:style-name="P12"><text:tab/>method<text:tab/>method to use in the scaling: “average”, “mininum”, “maximum”, “drop”</text:p>
      <text:p text:style-name="P5"><text:tab/>placement<text:tab/>placement for the computed data point: “topleft”, “centre”.</text:p>
      <text:p text:style-name="P12"><text:s text:c="3"/>includeErrorMatrix <text:tab/>indicates whether an error matrix should paired with each data matrix</text:p>
      <text:p text:style-name="P38">in the resulting ncdfData object.</text:p>
      <text:p text:style-name="P3"/>
      <text:p text:style-name="P3">Details</text:p>
      <text:p text:style-name="P3"/>
      <text:p text:style-name="P1"><text:span text:style-name="T1"><text:tab/></text:span><text:span text:style-name="T2">It is common for satellite data to be in different resolutions. </text:span></text:p>
      <text:p text:style-name="P43">e.g., (SST 1/4 degree) Chl (4km)</text:p>
      <text:p text:style-name="P19">It is much easier to compare different data sets that are in a standardized resolution. </text:p>
      <text:p text:style-name="P12"/>
      <text:p text:style-name="P19">This function creates a new ncdfData object with slices converted to a new resolution. For this initial version, the new resolution must be an integer scale factor of the original resolution. When computing new data points, the user may choose to have the computed data point placed at the “topleft” point’s position. </text:p>
      <text:p text:style-name="P19"/>
      <text:p text:style-name="P19">We can envision that the returned ncdfData object will have an error matrix paired with each data matrix. <text:s/>This error matrix may contain the stddev. of the points that went into the average (or other aggregation method).</text:p>
      <text:p text:style-name="P5"/>
      <text:p text:style-name="P3">Long-term plans for this function</text:p>
      <text:p text:style-name="P3"><text:soft-page-break/></text:p>
      <text:p text:style-name="P19">It might be useful to support non-integer scaling, but that would require the ability to interpolate data (the new grid likely won’t match up with the old grid).</text:p>
      <text:p text:style-name="P19"/>
      <text:p text:style-name="P19">It might be useful to add a “reference” argument where the user provides a ncdfData object. This reference object could be used for determining the scale factor.</text:p>
      <text:p text:style-name="P19"/>
      <text:p text:style-name="P19">It might be useful to allows the user to specify the resolution in kilometers, which the algorithm later converts to a LL-spacing that provides a decent match.</text:p>
      <text:p text:style-name="P35"/>
      <text:p text:style-name="P29"/>
      <text:p text:style-name="P47"/>
      <text:p text:style-name="P9"><text:span text:style-name="T1">assessMissingData - </text:span><text:span text:style-name="T2">returns an assessment of missing data for each ncdfData slice</text:span></text:p>
      <text:p text:style-name="P5"/>
      <text:p text:style-name="P5"/>
      <text:p text:style-name="P3">Description</text:p>
      <text:p text:style-name="P3"/>
      <text:p text:style-name="P11"><text:span text:style-name="T1"><text:tab/></text:span><text:span text:style-name="T2">Function is applied to each slice in a ncdfData object, percentages of missing data values</text:span></text:p>
      <text:p text:style-name="P12"><text:tab/>are calculated for each slice and returned in a vector.</text:p>
      <text:p text:style-name="P12"/>
      <text:p text:style-name="P3">Usage</text:p>
      <text:p text:style-name="P3"><text:tab/></text:p>
      <text:p text:style-name="P1"><text:span text:style-name="T1"><text:tab/></text:span><text:span text:style-name="T2">numericVector &lt;- </text:span><text:span text:style-name="T1">assessMissingData(</text:span><text:span text:style-name="T2">ncdfData, tlim=NULL, xlim=NULL, ylim=NULL, </text:span></text:p>
      <text:p text:style-name="P1"><text:span text:style-name="T2"><text:tab/><text:tab/>polygon=NULL</text:span><text:span text:style-name="T1">)</text:span></text:p>
      <text:p text:style-name="P12"/>
      <text:p text:style-name="P13">Arguments </text:p>
      <text:p text:style-name="P13"/>
      <text:p text:style-name="P1"><text:span text:style-name="T1"><text:tab/></text:span><text:span text:style-name="T2">ncdfData<text:tab/>ncdfData used for missing data assessment (</text:span><text:span text:style-name="T3">required</text:span><text:span text:style-name="T2">).</text:span></text:p>
      <text:p text:style-name="P5"><text:tab/>tlim<text:tab/><text:tab/>start date and end date of when to perform assessment.</text:p>
      <text:p text:style-name="P12"><text:tab/>xlim<text:tab/><text:tab/>range of X-coordinates to apply the assessment.</text:p>
      <text:p text:style-name="P12"><text:tab/>ylim<text:tab/><text:tab/>range of Y-coordinates to apply the assessment.</text:p>
      <text:p text:style-name="P12"><text:tab/>polygon<text:tab/>complex region used to apply the assessment.</text:p>
      <text:p text:style-name="P12"/>
      <text:p text:style-name="P13">Details</text:p>
      <text:p text:style-name="P13"/>
      <text:p text:style-name="P19">It is common with satellite data for data sets to have missing values. This function is useful to indicate to the user whether a given dataset is relatively complete or incomplete. It is also common for satellites to have a bad reading for a given duration, e.g., a week, this is why the function is applied to every slice. The user can determine which slices are complete enough for their use. </text:p>
      <text:p text:style-name="P19"/>
      <text:p text:style-name="P12"/>
      <text:p text:style-name="P12"/>
      <text:p text:style-name="P12"/>
      <text:p text:style-name="P5"/>
      <text:p text:style-name="P5"/>
      <text:p text:style-name="P34"/>
      <text:p text:style-name="P29"/>
      <text:p text:style-name="P46"/>
      <text:p text:style-name="P9"><text:span text:style-name="T1">extractTimeSeries - </text:span><text:span text:style-name="T2">returns a specified times series from a ncdfData object</text:span></text:p>
      <text:p text:style-name="P5"/>
      <text:p text:style-name="P5"/>
      <text:p text:style-name="P3">Description</text:p>
      <text:p text:style-name="P3"><text:tab/></text:p>
      <text:p text:style-name="P44">Returns a timeSeries object that is of interest to the user.</text:p>
      <text:p text:style-name="P25"/>
      <text:p text:style-name="P3">Usage</text:p>
      <text:p text:style-name="P3"><text:tab/></text:p>
      <text:p text:style-name="P24"><text:span text:style-name="T2">timeSeries &lt;- </text:span><text:span text:style-name="T1">extractTimeSeries(</text:span><text:span text:style-name="T2">ncdfData, xlim=NULL, ylim=NULL, polySet=NULL,</text:span></text:p>
      <text:p text:style-name="P26"><text:span text:style-name="T2">functions=c(“sum”, “mean”, “sd”, “missing”), na.omit=TRUE, tlim=NULL, collapse=NULL, by=NULL</text:span><text:span text:style-name="T1">)</text:span></text:p>
      <text:p text:style-name="P12"/>
      <text:p text:style-name="P3">Arguments</text:p>
      <text:p text:style-name="P3"/>
      <text:p text:style-name="P1"><text:span text:style-name="T1"><text:tab/></text:span><text:span text:style-name="T2">ncdfData<text:tab/>ncdfData to extract time series from (</text:span><text:span text:style-name="T3">required</text:span><text:span text:style-name="T2">).</text:span></text:p>
      <text:p text:style-name="P1"><text:span text:style-name="T1"><text:tab/></text:span><text:span text:style-name="T2">xlim<text:tab/><text:tab/>range of X-coordinates to extract time series from. </text:span></text:p>
      <text:p text:style-name="P5"><text:tab/>ylim<text:tab/><text:tab/>range of Y-coordinates to extract time series from.</text:p>
      <text:p text:style-name="P15">polySet<text:tab/>complex range of coordinates to extract time series from.</text:p>
      <text:p text:style-name="P15">functions<text:tab/>vector of function names, where each function accepts a numeric vector</text:p>
      <text:p text:style-name="P38">and produce a single numeric value.</text:p>
      <text:p text:style-name="P12"><text:tab/>na.omit<text:tab/>Boolean or Boolean vector that indicates whether NAs should be omitted;</text:p>
      <text:p text:style-name="P38">if a vector, should match one-to-one with the functions.</text:p>
      <text:p text:style-name="P15">tlim<text:tab/><text:tab/>start date and end date of when to begin and end a time series.</text:p>
      <text:p text:style-name="P15">collapse<text:tab/>integer number of slices that should be collapsed into each call to the</text:p>
      <text:p text:style-name="P38">summary function, e.g., given ncdfData with 6 slices, a collapse value of 2</text:p>
      <text:p text:style-name="P38">will produce time series statistics for three times, where each of its times</text:p>
      <text:p text:style-name="P38">considers the data from two source slices.</text:p>
      <text:p text:style-name="P12"><text:tab/>by<text:tab/><text:tab/>integer number indicating whether the function should skip slices, e.g.,</text:p>
      <text:p text:style-name="P38">produce time series statistics for every second slice in ncdfData.</text:p>
      <text:p text:style-name="P5"/>
      <text:p text:style-name="P3">Details</text:p>
      <text:p text:style-name="P3"/>
      <text:p text:style-name="P19">In the case of xlim/ylim, the resulting time series data does not include a subregion identifier. <text:s/>In the case of a polySet, the resulting dataset contains a subregion identifier equal to the corresponding PID from the PolySet.</text:p>
      <text:p text:style-name="P19"/>
      <text:p text:style-name="P18"><text:span text:style-name="T2">For each slice in the dataset, the function will determine which points fall within the region(s) of interest. <text:s/>It will pass these points (as a vector) into each of the listed </text:span><text:soft-page-break/><text:span text:style-name="T2">functions. It will store the return value in the resulting time series object and associate it (somehow) with the name of the function. <text:s/>The time series object might be a data frame, and that data frame may have a column for each summary function.</text:span></text:p>
      <text:p text:style-name="P19"/>
      <text:p text:style-name="P19">The tlim argument will allow the function to only extract time series data for some subset of the available slices.</text:p>
      <text:p text:style-name="P20"><text:tab/></text:p>
      <text:p text:style-name="P19">The summary function “missing” will be implemented internally to return the fraction of NAs that are missing from the input data. <text:s/>Note that na.omit does not apply to this summary function.</text:p>
      <text:p text:style-name="P5"/>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dc:creator>Nicholas </dc:creator>
    <meta:editing-cycles>2</meta:editing-cycles>
    <dc:date>2015-01-26T11:29:14.122226132</dc:date>
    <meta:editing-duration>P0D</meta:editing-duration>
    <meta:document-statistic meta:table-count="0" meta:image-count="0" meta:object-count="0" meta:page-count="11" meta:paragraph-count="156" meta:word-count="1597" meta:character-count="10600" meta:non-whitespace-character-count="9020"/>
  </office:meta>
</office:document-meta>
</file>